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02ed5d" officeooo:paragraph-rsid="0002ed5d"/>
    </style:style>
    <style:style style:name="P2" style:family="paragraph" style:parent-style-name="Text_20_body">
      <style:paragraph-properties fo:line-height="100%" fo:text-align="justify" style:justify-single-word="false"/>
      <style:text-properties officeooo:rsid="000039bc" officeooo:paragraph-rsid="000039bc"/>
    </style:style>
    <style:style style:name="P3" style:family="paragraph" style:parent-style-name="Text_20_body">
      <style:paragraph-properties fo:line-height="100%" fo:text-align="justify" style:justify-single-word="false"/>
      <style:text-properties officeooo:paragraph-rsid="0001a379"/>
    </style:style>
    <style:style style:name="P4" style:family="paragraph" style:parent-style-name="Text_20_body">
      <style:paragraph-properties fo:line-height="100%" fo:text-align="justify" style:justify-single-word="false"/>
      <style:text-properties officeooo:paragraph-rsid="0001d2df"/>
    </style:style>
    <style:style style:name="P5" style:family="paragraph" style:parent-style-name="Text_20_body">
      <style:paragraph-properties fo:line-height="100%"/>
      <style:text-properties officeooo:paragraph-rsid="000039bc"/>
    </style:style>
    <style:style style:name="P6" style:family="paragraph" style:parent-style-name="Text_20_body">
      <style:paragraph-properties fo:line-height="100%" fo:text-align="justify" style:justify-single-word="false"/>
      <style:text-properties officeooo:rsid="0001a379" officeooo:paragraph-rsid="0001a379"/>
    </style:style>
    <style:style style:name="P7" style:family="paragraph" style:parent-style-name="Text_20_body">
      <style:text-properties officeooo:rsid="00030e6e" officeooo:paragraph-rsid="00030e6e"/>
    </style:style>
    <style:style style:name="P8" style:family="paragraph" style:parent-style-name="Title">
      <style:paragraph-properties fo:line-height="100%"/>
      <style:text-properties officeooo:rsid="000039bc" officeooo:paragraph-rsid="000039bc"/>
    </style:style>
    <style:style style:name="P9" style:family="paragraph" style:parent-style-name="Subtitle">
      <style:paragraph-properties fo:line-height="100%"/>
      <style:text-properties fo:font-size="14pt" officeooo:rsid="000039bc" officeooo:paragraph-rsid="000039bc" style:font-size-asian="18pt" style:font-size-complex="18pt"/>
    </style:style>
    <style:style style:name="P10" style:family="paragraph" style:parent-style-name="Heading_20_1">
      <style:paragraph-properties fo:line-height="100%" fo:text-align="justify" style:justify-single-word="false"/>
    </style:style>
    <style:style style:name="P11" style:family="paragraph" style:parent-style-name="Heading_20_1">
      <style:text-properties officeooo:rsid="00030e6e" officeooo:paragraph-rsid="00030e6e"/>
    </style:style>
    <style:style style:name="P12" style:family="paragraph" style:parent-style-name="Text_20_body">
      <style:paragraph-properties fo:line-height="100%" fo:text-align="justify" style:justify-single-word="false"/>
      <style:text-properties officeooo:rsid="0001d2df" officeooo:paragraph-rsid="0001d2df"/>
    </style:style>
    <style:style style:name="P13" style:family="paragraph" style:parent-style-name="Text_20_body">
      <style:paragraph-properties fo:line-height="100%" fo:text-align="justify" style:justify-single-word="false"/>
      <style:text-properties officeooo:rsid="0009baaa" officeooo:paragraph-rsid="0009baaa"/>
    </style:style>
    <style:style style:name="T1" style:family="text">
      <style:text-properties officeooo:rsid="0001a379"/>
    </style:style>
    <style:style style:name="T2" style:family="text">
      <style:text-properties officeooo:rsid="0001d2df"/>
    </style:style>
    <style:style style:name="T3" style:family="text">
      <style:text-properties fo:font-weight="bold" style:font-weight-asian="bold" style:font-weight-complex="bold"/>
    </style:style>
    <style:style style:name="T4" style:family="text">
      <style:text-properties fo:font-weight="bold" officeooo:rsid="0001a379" style:font-weight-asian="bold" style:font-weight-complex="bold"/>
    </style:style>
    <style:style style:name="T5" style:family="text">
      <style:text-properties fo:font-weight="bold" officeooo:rsid="0001d2df" style:font-weight-asian="bold" style:font-weight-complex="bold"/>
    </style:style>
    <style:style style:name="T6" style:family="text">
      <style:text-properties fo:font-weight="bold" officeooo:rsid="00083e81" style:font-weight-asian="bold" style:font-weight-complex="bold"/>
    </style:style>
    <style:style style:name="T7" style:family="text">
      <style:text-properties fo:font-weight="bold" officeooo:rsid="000039bc"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069494" style:font-style-asian="italic" style:font-style-complex="italic"/>
    </style:style>
    <style:style style:name="T10" style:family="text">
      <style:text-properties fo:font-style="italic" officeooo:rsid="0001d2df" style:font-style-asian="italic" style:font-style-complex="italic"/>
    </style:style>
    <style:style style:name="T11" style:family="text">
      <style:text-properties fo:font-style="italic" officeooo:rsid="0001a379"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4" style:family="text">
      <style:text-properties style:text-underline-style="solid" style:text-underline-width="auto" style:text-underline-color="font-color" officeooo:rsid="0001a379"/>
    </style:style>
    <style:style style:name="T15" style:family="text">
      <style:text-properties style:text-underline-style="solid" style:text-underline-width="auto" style:text-underline-color="font-color" officeooo:rsid="0001d2df"/>
    </style:style>
    <style:style style:name="T16" style:family="text">
      <style:text-properties officeooo:rsid="00049f7d"/>
    </style:style>
    <style:style style:name="T17" style:family="text">
      <style:text-properties officeooo:rsid="00069494"/>
    </style:style>
    <style:style style:name="T18" style:family="text">
      <style:text-properties officeooo:rsid="000039bc"/>
    </style:style>
    <style:style style:name="T19" style:family="text">
      <style:text-properties officeooo:rsid="000a1e71"/>
    </style:style>
    <style:style style:name="T20" style:family="text">
      <style:text-properties fo:font-size="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SIG. Ejercicio 4. Análisis hidrológico</text:p>
      <text:p text:style-name="P9">ALONSO BUENO HERRERO – Curso 2020-21</text:p>
      <text:p text:style-name="P5"><text:span text:style-name="T6">El análisi hidrológico es</text:span><text:span text:style-name="T7"> una de las aplicaciones que tiene el análisis de superficies.</text:span><text:span text:style-name="T18"> </text:span></text:p>
      <text:h text:style-name="P10" text:outline-level="1">Datos de partida</text:h>
      <text:p text:style-name="P2">En general, el punto de partida para el análisis de superficies es un MDT, el cual se suele representar mediante archivos raster. Esto es extrapolable al análisis hidrológico, por ser una aplicación del análisis de superficies. <text:span text:style-name="T17">Adicionalme</text:span><text:span text:style-name="T1">nte, tendremos </text:span><text:span text:style-name="T17">probablemente</text:span><text:span text:style-name="T1"> las altitudes asociadas a cada celda, </text:span><text:span text:style-name="T17">algo que, tal y como se deducirá de lo siguiente, es imprescindible para nuestro cometido. </text:span></text:p>
      <text:h text:style-name="P10" text:outline-level="1">Operaciones a realizar <text:span text:style-name="T2">y resultados que se obtienen </text:span></text:h>
      <text:p text:style-name="P6"><text:span text:style-name="T3">Medición de la dirección de flujo</text:span>. La idea es analizar si, al situar una gota de agua en una celda, para qué “lado” se va (qué recorrido sigue). De esta forma, podremos definir <text:span text:style-name="T12">altitudes</text:span> mirando la <text:span text:style-name="T8">dirección</text:span> de la gota. Las altitudes se codifican con números, a través de potencias de 2 en función de la dirección de la gota.</text:p>
      <text:p text:style-name="P6"><text:span text:style-name="T3">Mapa de dirección de flujo</text:span>. <text:span text:style-name="T17">Siguiendo la estrategia que acabamos de describir, podemos generar el </text:span><text:span text:style-name="T9">mapa de direcciones de flujo</text:span><text:span text:style-name="T17">. En él, l</text:span>os números van del 1 al 128 (en función de la matriz anterior). Es el criterio que se ha adoptado en general. Se suelen asignar esas potencias en el sentido de las agujas del reloj. </text:p>
      <text:p text:style-name="P3"><text:span text:style-name="T11">Dado</text:span><text:span text:style-name="T1"> un mapa de dir</text:span><text:span text:style-name="T2">ección</text:span><text:span text:style-name="T1"> de flujo, con cada celda indicando “hacia d</text:span><text:span text:style-name="T16">ó</text:span><text:span text:style-name="T1">nde va la gota”, podemos hacer un ráster (mapa) sobre la </text:span><text:span text:style-name="T4">acumulación de flujo</text:span><text:span text:style-name="T1">. Viendo la “inclinación” o hacia donde se van las gotas, establecemos </text:span><text:span text:style-name="T2">los </text:span><text:span text:style-name="T14">sitios más altos</text:span><text:span text:style-name="T1"> y los </text:span><text:span text:style-name="T14">sitios más bajos</text:span><text:span text:style-name="T1"> </text:span><text:span text:style-name="T17">(estos últimos, </text:span><text:span text:style-name="T1">los que reciben agua de muchas celdas) del plano. Esto será tremendamente útil para ese análisis hidrológico real: ubicar infraestructuras, hacer estudios de impacto, estudios del Ministerio de Obras Públicas, de empresas privadas, etc. </text:span></text:p>
      <text:p text:style-name="P4"><text:span text:style-name="T10">A partir de</text:span><text:span text:style-name="T2"> estos mapas de acumulación podemos construir las </text:span><text:span text:style-name="T5">redes de drenaje</text:span><text:span text:style-name="T2">: redes por </text:span><text:span text:style-name="T15">donde</text:span><text:span text:style-name="T2">, en una lluvia, </text:span><text:span text:style-name="T15">el agua se acumula más</text:span><text:span text:style-name="T2">. Esto permitirá hacer previsiones de circulación del agua. Existen diversos métodos de clasificación de las cuencas (indicadas en las transparencias), como Shreve o Strahler. </text:span></text:p>
      <text:p text:style-name="P12">De las redes de drenaje hay que eliminar <text:span text:style-name="T13">sumideros</text:span>, que son celdas con datos erróneos en el ráster y que son erróneas precisamente porque no concuerdan con los valores de su entorno. Existen muchas formas de corregirlos, y en función del análisis que se esté haciendo, pueden influir más o menos. </text:p>
      <text:p text:style-name="P13">Finalmente, a partir del ráster asociado a las redes de drenaje, se obtienen las <text:span text:style-name="T3">cuencas</text:span> <text:span text:style-name="T3">de</text:span> <text:span text:style-name="T3">drenaje</text:span>, que son las divisiones de ese mapa en función de las zonas de acumulación de agua y vertientes, etc. </text:p>
      <text:h text:style-name="P11" text:outline-level="1">Referencias </text:h>
      <text:p text:style-name="P7"><text:span text:style-name="T19">[1]</text:span> Transparencias de la asignatura y apuntes (propios) de clase.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2ed5d" officeooo:paragraph-rsid="0002ed5d"/>
    </style:style>
    <style:style style:name="MT1" style:family="text">
      <style:text-properties fo:font-size="10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span text:style-name="MT1">Última modificación: </text:span><text:span text:style-name="MT1"><text:date style:data-style-name="N37" text:date-value="2020-12-02T23:23:26.649999716" text:fixed="true">12/02/20</text:date></text:span><text:span text:style-name="MT1">.<text:tab/><text:tab/>pág.</text:span> <text:page-number text:select-page="current">1</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4.2$Windows_X86_64 LibreOffice_project/3d775be2011f3886db32dfd395a6a6d1ca2630ff</meta:generator>
    <dc:date>2020-12-12T18:16:02.839000000</dc:date>
    <meta:editing-duration>PT19M39S</meta:editing-duration>
    <meta:editing-cycles>6</meta:editing-cycles>
    <meta:document-statistic meta:table-count="0" meta:image-count="0" meta:object-count="0" meta:page-count="1" meta:paragraph-count="15" meta:word-count="448" meta:character-count="2712" meta:non-whitespace-character-count="2270"/>
  </office:meta>
</office:document-meta>
</file>